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2.894cm"/>
    </style:style>
    <style:style style:name="gr2" style:family="graphic" style:parent-style-name="standard">
      <style:graphic-properties draw:textarea-horizontal-align="justify" draw:textarea-vertical-align="middle" draw:auto-grow-height="false" fo:min-height="1.942cm" fo:min-width="4.098cm"/>
    </style:style>
    <style:style style:name="gr3" style:family="graphic" style:parent-style-name="standard">
      <style:graphic-properties draw:textarea-horizontal-align="justify" draw:textarea-vertical-align="middle" draw:auto-grow-height="false" fo:min-height="1.262cm" fo:min-width="5.168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946cm" fo:min-width="4.0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46cm" fo:min-width="3.46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55cm"/>
    </style:style>
    <style:style style:name="gr10" style:family="graphic" style:parent-style-name="standard">
      <style:graphic-properties draw:textarea-horizontal-align="justify" draw:textarea-vertical-align="middle" draw:auto-grow-height="false" fo:min-height="2.15cm" fo:min-width="6.5cm"/>
    </style:style>
    <style:style style:name="gr11" style:family="graphic" style:parent-style-name="standard">
      <style:graphic-properties draw:textarea-horizontal-align="justify" draw:textarea-vertical-align="middle" draw:auto-grow-height="false" fo:min-height="2.05cm" fo:min-width="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4" draw:id="id4" draw:layer="layout" svg:width="4.8cm" svg:height="2cm" svg:x="4.8cm" svg:y="4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6.5cm" svg:height="3.1cm" svg:x="10cm" svg:y="23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9cm" svg:height="2.4cm" svg:x="9.3cm" svg:y="6.7cm">
          <text:p text:style-name="P1">Wprowadzaj kolejne liczby</text:p>
          <text:p text:style-name="P1">a,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8.4cm" svg:height="4.6cm" svg:x="6cm" svg:y="14.1cm">
          <text:p text:style-name="P1">Czy suma przekracza 75 ?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" draw:id="id2" draw:layer="layout" svg:width="7.3cm" svg:height="1.9cm" svg:x="12.4cm" svg:y="19.3cm">
          <text:p text:style-name="P1">Wprowadź „suma liczb &gt;75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4.4cm" svg:y1="16.4cm" svg:x2="16.05cm" svg:y2="19.3cm" draw:start-shape="id1" draw:start-glue-point="7" draw:end-shape="id2" draw:end-glue-point="5" svg:d="M14400 16400h1650v2900" svg:viewBox="0 0 1651 2901">
          <text:p text:style-name="P1">TAK</text:p>
        </draw:connector>
        <draw:custom-shape draw:style-name="gr7" draw:text-style-name="P1" xml:id="id6" draw:id="id6" draw:layer="layout" svg:width="6.3cm" svg:height="1.9cm" svg:x="1.6cm" svg:y="19.4cm">
          <text:p text:style-name="P1">Wprowadź kolejną liczbę</text:p>
          <text:p text:style-name="P1">c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draw:type="line" svg:x1="15.137cm" svg:y1="21.2cm" svg:x2="13.25cm" svg:y2="23.9cm" draw:start-shape="id2" draw:start-glue-point="7" draw:end-shape="id3" draw:end-glue-point="4" svg:d="M15137 21200l-1887 2700" svg:viewBox="0 0 1888 2701">
          <text:p/>
        </draw:connector>
        <draw:connector draw:style-name="gr8" draw:text-style-name="P2" draw:layer="layout" draw:type="line" svg:x1="7.2cm" svg:y1="6.2cm" svg:x2="14.925cm" svg:y2="6.7cm" draw:start-shape="id4" draw:start-glue-point="8" draw:end-shape="id5" draw:end-glue-point="4" svg:d="M7200 6200l7725 500" svg:viewBox="0 0 7726 501">
          <text:p/>
        </draw:connector>
        <draw:frame draw:style-name="gr9" draw:text-style-name="P3" draw:layer="layout" svg:width="17.5cm" svg:height="1.8cm" svg:x="1.9cm" svg:y="1.5cm">
          <draw:text-box>
            <text:p>Program pobiera liczby wprowadzane przez użytkownika, aż do momentu, gdy ich suma przekroczy wartość 75.</text:p>
          </draw:text-box>
        </draw:frame>
        <draw:connector draw:style-name="gr6" draw:text-style-name="P2" draw:layer="layout" svg:x1="6cm" svg:y1="16.4cm" svg:x2="4.75cm" svg:y2="19.4cm" draw:start-shape="id1" draw:start-glue-point="5" draw:end-shape="id6" draw:end-glue-point="5" svg:d="M6000 16400h-1250v3000" svg:viewBox="0 0 1251 3001">
          <text:p text:style-name="P1">NIE</text:p>
        </draw:connector>
        <draw:custom-shape draw:style-name="gr10" draw:text-style-name="P1" xml:id="id8" draw:id="id8" draw:layer="layout" svg:width="7cm" svg:height="2.4cm" svg:x="7cm" svg:y="9.8cm">
          <text:p text:style-name="P1">Suma = a+b</text:p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5.5cm" svg:height="2.3cm" svg:x="2.5cm" svg:y="23.1cm">
          <text:p text:style-name="P1">Suma = a+b+c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4.75cm" svg:y1="21.3cm" svg:x2="5.25cm" svg:y2="23.1cm" draw:start-shape="id6" draw:start-glue-point="8" draw:end-shape="id7" draw:end-glue-point="0" svg:d="M4750 21300l500 1800" svg:viewBox="0 0 501 1801">
          <text:p/>
        </draw:connector>
        <draw:connector draw:style-name="gr8" draw:text-style-name="P2" draw:layer="layout" draw:type="line" svg:x1="12.675cm" svg:y1="9.1cm" svg:x2="10.5cm" svg:y2="9.8cm" draw:start-shape="id5" draw:start-glue-point="7" draw:end-shape="id8" draw:end-glue-point="0" svg:d="M12675 9100l-2175 700" svg:viewBox="0 0 2176 701">
          <text:p/>
        </draw:connector>
        <draw:connector draw:style-name="gr8" draw:text-style-name="P2" xml:id="id9" draw:id="id9" draw:layer="layout" draw:type="line" svg:x1="10.5cm" svg:y1="12.2cm" svg:x2="10.2cm" svg:y2="14.1cm" draw:start-shape="id8" draw:start-glue-point="2" draw:end-shape="id1" draw:end-glue-point="4" svg:d="M10500 12200l-300 1900" svg:viewBox="0 0 301 1901">
          <text:p/>
        </draw:connector>
        <draw:connector draw:style-name="gr8" draw:text-style-name="P2" draw:layer="layout" draw:line-skew="-0.999cm" svg:x1="2.5cm" svg:y1="24.25cm" svg:x2="10.35cm" svg:y2="13.15cm" draw:start-shape="id7" draw:start-glue-point="3" draw:end-shape="id9" draw:end-glue-point="0" svg:d="M2500 24250h-1500v-11100h9350" svg:viewBox="0 0 9351 1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7:12:11.783000000</meta:creation-date>
    <dc:date>2017-10-09T20:27:37.317000000</dc:date>
    <meta:editing-duration>PT13M7S</meta:editing-duration>
    <meta:editing-cycles>4</meta:editing-cycles>
    <meta:generator>LibreOffice/5.2.2.2$Windows_X86_64 LibreOffice_project/8f96e87c890bf8fa77463cd4b640a2312823f3ad</meta:generator>
    <meta:document-statistic meta:object-count="17"/>
  </office:meta>
</office:document-meta>
</file>